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05f9" officeooo:paragraph-rsid="001905f9"/>
    </style:style>
    <style:style style:name="P2" style:family="paragraph" style:parent-style-name="Standard">
      <style:text-properties fo:color="#bf0041" loext:opacity="100%" fo:font-size="14pt" fo:font-weight="bold" officeooo:rsid="001905f9" officeooo:paragraph-rsid="001905f9" style:font-size-asian="14pt" style:font-weight-asian="bold" style:font-size-complex="14pt" style:font-weight-complex="bold"/>
    </style:style>
    <style:style style:name="P3" style:family="paragraph" style:parent-style-name="Standard">
      <style:text-properties officeooo:rsid="001905f9" officeooo:paragraph-rsid="0022850d"/>
    </style:style>
    <style:style style:name="P4" style:family="paragraph" style:parent-style-name="Standard">
      <style:text-properties officeooo:paragraph-rsid="002176ca"/>
    </style:style>
    <style:style style:name="P5" style:family="paragraph" style:parent-style-name="Standard">
      <style:text-properties officeooo:rsid="001905f9" officeooo:paragraph-rsid="002176ca"/>
    </style:style>
    <style:style style:name="P6" style:family="paragraph" style:parent-style-name="Standard">
      <style:text-properties officeooo:rsid="001905f9" officeooo:paragraph-rsid="002cb947"/>
    </style:style>
    <style:style style:name="P7" style:family="paragraph" style:parent-style-name="Standard">
      <style:paragraph-properties fo:line-height="150%"/>
      <style:text-properties officeooo:rsid="001905f9" officeooo:paragraph-rsid="0031b13b"/>
    </style:style>
    <style:style style:name="T1" style:family="text">
      <style:text-properties fo:color="#bf0041" loext:opacity="100%" fo:font-size="16pt" fo:font-weight="bold" officeooo:rsid="002713a5" style:font-size-asian="16pt" style:font-weight-asian="bold" style:font-size-complex="16pt" style:font-weight-complex="bold"/>
    </style:style>
    <style:style style:name="T2" style:family="text">
      <style:text-properties officeooo:rsid="001905f9"/>
    </style:style>
    <style:style style:name="T3" style:family="text">
      <style:text-properties fo:color="#bf0041" loext:opacity="100%" fo:font-size="14pt" fo:font-weight="bold" officeooo:rsid="001905f9" style:font-size-asian="14pt" style:font-weight-asian="bold" style:font-size-complex="14pt" style:font-weight-complex="bold"/>
    </style:style>
    <style:style style:name="T4" style:family="text">
      <style:text-properties officeooo:rsid="00272081"/>
    </style:style>
    <style:style style:name="T5" style:family="text">
      <style:text-properties fo:color="#bf0041" loext:opacity="100%" fo:font-size="14pt" fo:font-weight="bold" style:font-size-asian="14pt" style:font-weight-asian="bold" style:font-size-complex="14pt" style:font-weight-complex="bold"/>
    </style:style>
    <style:style style:name="T6" style:family="text">
      <style:text-properties fo:color="#bf0041" loext:opacity="100%" fo:font-size="14pt" fo:font-weight="bold" officeooo:rsid="0028905d" style:font-size-asian="14pt" style:font-weight-asian="bold" style:font-size-complex="14pt" style:font-weight-complex="bold"/>
    </style:style>
    <style:style style:name="T7" style:family="text">
      <style:text-properties fo:color="#bf0041" loext:opacity="100%" fo:font-size="14pt" fo:font-weight="bold" officeooo:rsid="0019f66c" style:font-size-asian="14pt" style:font-weight-asian="bold" style:font-size-complex="14pt" style:font-weight-complex="bold"/>
    </style:style>
    <style:style style:name="T8" style:family="text">
      <style:text-properties fo:color="#bf0041" loext:opacity="100%" fo:font-size="14pt" fo:font-weight="bold" officeooo:rsid="0022850d" style:font-size-asian="14pt" style:font-weight-asian="bold" style:font-size-complex="14pt" style:font-weight-complex="bold"/>
    </style:style>
    <style:style style:name="T9" style:family="text">
      <style:text-properties officeooo:rsid="0022850d"/>
    </style:style>
    <style:style style:name="T10" style:family="text">
      <style:text-properties fo:color="#bf0041" loext:opacity="100%" fo:font-size="14pt" fo:font-weight="bold" officeooo:rsid="001b50d3" style:font-size-asian="14pt" style:font-weight-asian="bold" style:font-size-complex="14pt" style:font-weight-complex="bold"/>
    </style:style>
    <style:style style:name="T11" style:family="text">
      <style:text-properties fo:color="#bf0041" loext:opacity="100%" fo:font-size="14pt" fo:font-weight="bold" officeooo:rsid="0023229f" style:font-size-asian="14pt" style:font-weight-asian="bold" style:font-size-complex="14pt" style:font-weight-complex="bold"/>
    </style:style>
    <style:style style:name="T12" style:family="text">
      <style:text-properties officeooo:rsid="001b50d3"/>
    </style:style>
    <style:style style:name="T13" style:family="text">
      <style:text-properties fo:font-variant="normal" fo:text-transform="none" fo:color="#202122" loext:opacity="100%" fo:letter-spacing="normal" fo:font-weight="bold" style:font-weight-asian="bold" style:font-weight-complex="bold"/>
    </style:style>
    <style:style style:name="T14" style:family="text">
      <style:text-properties fo:font-variant="normal" fo:text-transform="none" fo:color="#bf0041" loext:opacity="100%" fo:font-family="sans-serif" fo:font-size="14pt" fo:letter-spacing="normal" fo:font-style="normal" fo:font-weight="bold" style:font-size-asian="14pt" style:font-weight-asian="bold" style:font-size-complex="14pt" style:font-weight-complex="bold"/>
    </style:style>
    <style:style style:name="T15" style:family="text">
      <style:text-properties fo:font-variant="normal" fo:text-transform="none" fo:color="#bf0041" loext:opacity="100%" fo:font-family="sans-serif" fo:font-size="14pt" fo:letter-spacing="normal" fo:font-style="normal" fo:font-weight="bold" officeooo:rsid="002176ca" style:font-size-asian="14pt" style:font-weight-asian="bold" style:font-size-complex="14pt" style:font-weight-complex="bold"/>
    </style:style>
    <style:style style:name="T16" style:family="text">
      <style:text-properties fo:color="#bf0041" loext:opacity="100%" fo:font-size="14pt" fo:font-weight="bold" officeooo:rsid="001bc318" style:font-size-asian="14pt" style:font-weight-asian="bold" style:font-size-complex="14pt" style:font-weight-complex="bold"/>
    </style:style>
    <style:style style:name="T17" style:family="text">
      <style:text-properties fo:color="#bf0041" loext:opacity="100%" fo:font-size="14pt" fo:font-weight="bold" officeooo:rsid="001e8545" style:font-size-asian="14pt" style:font-weight-asian="bold" style:font-size-complex="14pt" style:font-weight-complex="bold"/>
    </style:style>
    <style:style style:name="T18" style:family="text">
      <style:text-properties officeooo:rsid="001bc318"/>
    </style:style>
    <style:style style:name="T19" style:family="text">
      <style:text-properties fo:color="#bf0041" loext:opacity="100%" fo:font-size="14pt" fo:font-weight="bold" officeooo:rsid="001da4db" style:font-size-asian="14pt" style:font-weight-asian="bold" style:font-size-complex="14pt" style:font-weight-complex="bold"/>
    </style:style>
    <style:style style:name="T20" style:family="text">
      <style:text-properties officeooo:rsid="001da4db"/>
    </style:style>
    <style:style style:name="T21" style:family="text">
      <style:text-properties fo:color="#bf0041" loext:opacity="100%" fo:font-size="14pt" fo:font-weight="bold" officeooo:rsid="001ef054" style:font-size-asian="14pt" style:font-weight-asian="bold" style:font-size-complex="14pt" style:font-weight-complex="bold"/>
    </style:style>
    <style:style style:name="T22" style:family="text">
      <style:text-properties officeooo:rsid="001ef054"/>
    </style:style>
    <style:style style:name="T23" style:family="text">
      <style:text-properties fo:color="#bf0041" loext:opacity="100%" fo:font-size="14pt" fo:font-weight="bold" officeooo:rsid="00213357" style:font-size-asian="14pt" style:font-weight-asian="bold" style:font-size-complex="14pt" style:font-weight-complex="bold"/>
    </style:style>
    <style:style style:name="T24" style:family="text">
      <style:text-properties officeooo:rsid="00213357"/>
    </style:style>
    <style:style style:name="T25" style:family="text">
      <style:text-properties officeooo:rsid="002ff9f9"/>
    </style:style>
    <style:style style:name="Sect1" style:family="section">
      <style:section-properties text:dont-balance-text-columns="false" style:editable="false">
        <style:columns fo:column-count="2" fo:column-gap="0.2402in">
          <style:column style:rel-width="32767*" fo:start-indent="0in" fo:end-indent="0.1201in"/>
          <style:column style:rel-width="32768*" fo:start-indent="0.12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Standard"><text:span text:style-name="T1">Ψαλμοί του Δαυίδ</text:span><text:span text:style-name="T2"><text:line-break/><text:line-break/><text:line-break/></text:span><text:span text:style-name="T3">A’</text:span><text:line-break/>ΜΑΚΑΡΙΟΣ ἀνήρ, ὃς οὐκ ἐπορεύθη ἐν βουλῇ ἀσεβῶν καὶ ἐν ὁδῷ ἁμαρτωλῶν οὐκ ἔστη καὶ ἐπὶ καθέδρᾳ λοιμῶν οὐκ ἐκάθισεν.</text:p>
        <text:p text:style-name="Standard">2 ἀλλ᾿ ἤ ἐν τῷ νόμῳ Κυρίου τὸ θέλημα αὐτοῦ, καὶ ἐν τῷ νόμῳ αὐτοῦ μελετήσει ἡμέρας καὶ νυκτός.</text:p>
        <text:p text:style-name="Standard">3 καὶ ἔσται ὡς τὸ ξύλον τὸ πεφυτευμένον παρὰ τὰς διεξόδους τῶν ὑδάτων, ὃ τὸν καρπὸν αὐτοῦ δώσει ἐν καιρῷ αὐτοῦ, καὶ τὸ φύλλον αὐτοῦ οὐκ ἀπορρυήσεται· καὶ πάντα, ὅσα ἂν ποιῇ, κατευοδωθήσεται.</text:p>
        <text:p text:style-name="Standard">4 οὐχ οὕτως οἱ ἀσεβεῖς, οὐχ οὕτως, ἀλλ᾿ ἢ ὡσεὶ χνοῦς, ὃν ἐκρίπτει ὁ ἄνεμος ἀπὸ προσώπου τῆς γῆς.</text:p>
        <text:p text:style-name="Standard">5 διὰ τοῦτο οὐκ ἀναστήσονται ἀσεβεῖς ἐν κρίσει, οὐδὲ ἁμαρτωλοὶ ἐν βουλῇ δικαίων·</text:p>
        <text:p text:style-name="Standard">6 ὅτι γινώσκει Κύριος ὁδὸν δικαίων, καὶ ὁδὸς ἀσεβῶν ἀπολεῖται.</text:p>
        <text:p text:style-name="Standard"/>
        <text:p text:style-name="P1"/>
        <text:p text:style-name="P2">Γ’</text:p>
        <text:p text:style-name="P1">Ψαλμὸς τῷ Δαυΐδ, ὁπότε ἀπεδίδρασκεν ἀπὸ προσώπου Ἀβεσσαλὼμ τοῦ υἱοῦ αὐτοῦ.</text:p>
        <text:p text:style-name="P1"/>
        <text:p text:style-name="P1"/>
        <text:p text:style-name="P1">2 ΚΥΡΙΕ, τί ἐπληθύνθησαν οἱ θλίβοντές με; πολλοὶ ἐπανίστανται ἐπ᾿ ἐμέ·</text:p>
        <text:p text:style-name="P1">3 πολλοὶ λέγουσι τῇ ψυχῇ μου· οὐκ ἔστι σωτηρία αὐτῷ ἐν τῷ Θεῷ αὐτοῦ. (διάψαλμα).</text:p>
        <text:p text:style-name="P1">4 σὺ δέ, Κύριε, ἀντιλήπτωρ μου εἶ, δόξα μου καὶ ὑψῶν τὴν κεφαλήν μου.</text:p>
        <text:p text:style-name="P1">5 φωνῇ μου πρὸς Κύριον ἐκέκραξα, καὶ ἐπήκουσέ μου ἐξ ὄρους ἁγίου αὐτοῦ. (διάψαλμα).</text:p>
        <text:p text:style-name="P1">6 ἐγὼ ἐκοιμήθην καὶ ὕπνωσα· ἐξηγέρθην, ὅτι Κύριος ἀντιλήψεταί μου.</text:p>
        <text:p text:style-name="P1">7 οὐ φοβηθήσομαι ἀπὸ μυριάδων λαοῦ τῶν κύκλῳ συνεπιτιθεμένων μοι.</text:p>
        <text:p text:style-name="P1">8 ἀνάστα, Κύριε, σῶσόν με, ὁ Θεός μου, ὅτι σὺ ἐπάταξας πάντας τοὺς ἐχθραίνοντάς μοι ματαίως, ὀδόντας ἁμαρτωλῶν συνέτριψας.</text:p>
        <text:p text:style-name="P1">9 τοῦ Κυρίου ἡ σωτηρία, καὶ ἐπὶ τὸν λαόν σου ἡ εὐλογία σου.</text:p>
        <text:p text:style-name="P1"/>
        <text:p text:style-name="P1"/>
        <text:p text:style-name="P1"/>
        <text:p text:style-name="P1"/>
        <text:p text:style-name="P1"/>
        <text:p text:style-name="P1"/>
        <text:p text:style-name="P1"/>
        <text:p text:style-name="P1"/>
        <text:p text:style-name="P1"/>
        <text:p text:style-name="P2">ΛΖ’ <text:span text:style-name="T4">(37)</text:span></text:p>
        <text:p text:style-name="P1">Ψαλμὸς τῷ Δαυΐδ· εἰς ἀνάμνησιν περὶ τοῦ σαββάτου.</text:p>
        <text:p text:style-name="P1"/>
        <text:p text:style-name="P1"/>
        <text:p text:style-name="P1">2 ΚΥΡΙΕ, μὴ τῷ θυμῷ σου ἐλέγξῃς με, μηδὲ τῇ ὀργῇ σου παιδεύσῃς με.</text:p>
        <text:p text:style-name="P1">3 ὅτι τὰ βέλη σου ἐνεπάγησάν μοι, καὶ ἐπεστήριξας ἐπ᾿ ἐμὲ τὴν χεῖρά σου·</text:p>
        <text:p text:style-name="P1">4 οὐκ ἔστιν ἴασις ἐν τῇ σαρκί μου ἀπὸ προσώπου τῆς ὀργῆς σου, οὐκ ἔστιν εἰρήνη ἐν τοῖς ὀστέοις μου ἀπὸ προσώπου τῶν ἁμαρτιῶν μου.</text:p>
        <text:p text:style-name="P1">5 ὅτι αἱ ἀνομίαι μου ὑπερῇραν τὴν κεφαλήν μου, ὡσεὶ φορτίον βαρὺ ἐβαρύνθησαν ἐπ᾿ ἐμέ.</text:p>
        <text:p text:style-name="P1">6 προσώζεσαν καὶ ἐσάπησαν οἱ μώλωπές μου ἀπὸ προσώπου τῆς ἀφροσύνης μου·</text:p>
        <text:p text:style-name="P1">7 ἐταλαιπώρησα καὶ κατεκάμφθην ἕως τέλους, ὅλην τὴν ἡμέραν σκυθρωπάζων ἐπορευόμην.</text:p>
        <text:p text:style-name="P1">8 ὅτι αἱ ψόαι μου ἐπλήσθησαν ἐμπαιγμάτων, καὶ οὐκ ἔστιν ἴασις ἐν τῇ σαρκί μου·</text:p>
        <text:p text:style-name="P1">9 ἐκακώθην καὶ ἐταπεινώθην ἕως σφόδρα, ὠρυόμην ἀπὸ στεναγμοῦ τῆς καρδίας μου.</text:p>
        <text:p text:style-name="P1">10 Κύριε, ἐναντίον σου πᾶσα ἡ ἐπιθυμία μου, καὶ ὁ στεναγμός μου ἀπὸ σοῦ οὐκ ἀπεκρύβη.</text:p>
        <text:p text:style-name="P1">11 ἡ καρδία μου ἐταράχθη, ἐγκατέλιπέ με ἡ ἰσχύς μου, καὶ τὸ φῶς τῶν ὀφθαλμῶν μου, καὶ αὐτὸ οὐκ ἔστι μετ᾿ ἐμοῦ.</text:p>
        <text:p text:style-name="P1">12 οἱ φίλοι μου καὶ οἱ πλησίον μου ἐξ ἐναντίας μου ἤγγισαν καὶ ἔστησαν, καὶ οἱ ἔγγιστά μου ἀπὸ μακρόθεν ἔστησαν·</text:p>
        <text:p text:style-name="P1">13 καὶ ἐξεβιάζοντο οἱ ζητοῦντες τὴν ψυχήν μου, καὶ οἱ ζητοῦντες τὰ κακά μοι ἐλάλησαν ματαιότητας, καὶ δολιότητας ὅλην τὴν ἡμέραν ἐμελέτησαν.</text:p>
        <text:p text:style-name="P1">14 ἐγὼ δὲ ὡσεὶ κωφὸς οὐκ ἤκουον καὶ ὡσεὶ ἄλαλος οὐκ ἀνοίγων τὸ στόμα αὐτοῦ·</text:p>
        <text:p text:style-name="P1">15 καὶ ἐγενόμην ὡσεὶ ἄνθρωπος οὐκ ἀκούων καὶ οὐκ ἔχων ἐν τῷ στόματι αὐτοῦ ἐλεγμούς.</text:p>
        <text:p text:style-name="P1">16 ὅτι ἐπὶ σοί, Κύριε, ἤλπισα· σὺ εἰσακούσῃ, Κύριε ὁ Θεός μου.</text:p>
        <text:p text:style-name="P1">17 ὅτι εἶπα· μήποτε ἐπιχαρῶσί μοι οἱ ἐχθροί μου· καὶ ἐν τῷ σαλευθῆναι πόδας μου ἐπ᾿ ἐμὲ ἐμεγαλορρημόνησαν.</text:p>
        <text:p text:style-name="P1">18 ὅτι ἐγὼ εἰς μάστιγας ἕτοιμος, καὶ ἡ ἀλγηδών μου ἐνώπιόν μού ἐστι διαπαντός.</text:p>
        <text:p text:style-name="P1">19 ὅτι τὴν ἀνομίαν μου ἐγὼ ἀναγγελῶ καὶ μεριμνήσω ὑπὲρ τῆς ἁμαρτίας μου.</text:p>
        <text:p text:style-name="P1"><text:soft-page-break/>20 οἱ δὲ ἐχθροί μου ζῶσι καὶ κεκραταίωνται ὑπὲρ ἐμέ, καὶ ἐπληθύνθησαν οἱ μισοῦντές με ἀδίκως·</text:p>
        <text:p text:style-name="P1">21 οἱ ἀνταποδιδόντες μοι κακὰ ἀντὶ ἀγαθῶν ἐνδιέβαλλόν με, ἐπεὶ κατεδίωκον ἀγαθωσύνην.</text:p>
        <text:p text:style-name="P1">22 μὴ ἐγκαταλίπῃς με, Κύριε· ὁ Θεός μου, μὴ ἀποστῇς ἀπ᾿ ἐμοῦ·</text:p>
        <text:p text:style-name="P1">23 πρόσχες εἰς τὴν βοήθειάν μου, Κύριε τῆς σωτηρίας μου.<text:line-break/><text:line-break/><text:line-break/><text:span text:style-name="T5">Ν’ </text:span><text:span text:style-name="T6">(50)</text:span><text:line-break/>ψαλμὸς τῷ Δαυΐδ ἐν τῷ ἐλθεῖν πρὸς αὐτὸν Νάθαν τὸν προφήτην, ἡνίκα εἰσῆλθε πρὸς Βηρσαβεέ.</text:p>
        <text:p text:style-name="P1"/>
        <text:p text:style-name="P1"/>
        <text:p text:style-name="P1">3 ΕΛΕΗΣΟΝ με, ὁ Θεός, κατὰ τὸ μέγα ἔλεός σου καὶ κατὰ τὸ πλῆθος τῶν οἰκτιρμῶν σου ἐξάλειψον τὸ ἀνόμημά μου·</text:p>
        <text:p text:style-name="P1">4 ἐπὶ πλεῖον πλῦνόν με ἀπὸ τῆς ἀνομίας μου καὶ ἀπὸ τῆς ἁμαρτίας μου καθάρισόν με.</text:p>
        <text:p text:style-name="P1">5 ὅτι τὴν ἀνομίαν μου ἐγὼ γινώσκω, καὶ ἡ ἁμαρτία μου ἐνώπιόν μού ἐστι διαπαντός.</text:p>
        <text:p text:style-name="P1">6 σοὶ μόνῳ ἥμαρτον καὶ τὸ πονηρὸν ἐνώπιόν σου ἐποίησα, ὅπως ἂν δικαιωθῇς ἐν τοῖς λόγοις σου, καὶ νικήσῃς ἐν τῷ κρίνεσθαί σε.</text:p>
        <text:p text:style-name="P1">7 ἰδοὺ γὰρ ἐν ἀνομίαις συνελήφθην, καὶ ἐν ἁμαρτίαις ἐκίσσησέ με ἡ μήτηρ μου.</text:p>
        <text:p text:style-name="P1">8 ἰδοὺ γὰρ ἀλήθειαν ἠγάπησας, τὰ ἄδηλα καὶ τὰ κρύφια τῆς σοφίας σου ἐδήλωσάς μοι.</text:p>
        <text:p text:style-name="P1">9 ραντιεῖς με ὑσσώπῳ, καὶ καθαρισθήσομαι, πλυνεῖς με, καὶ ὑπὲρ χιόνα λευκανθήσομαι.</text:p>
        <text:p text:style-name="P1">10 ἀκουτιεῖς μοι ἀγαλλίασιν καὶ εὐφροσύνην, ἀγαλλιάσονται ὀστέα τεταπεινωμένα.</text:p>
        <text:p text:style-name="P1">11 ἀπόστρεψον τὸ πρόσωπόν σου ἀπὸ τῶν ἁμαρτιῶν μου καὶ πάσας τὰς ἀνομίας μου ἐξάλειψον.</text:p>
        <text:p text:style-name="P1">12 καρδίαν καθαρὰν κτίσον ἐν ἐμοί, ὁ Θεός, καὶ πνεῦμα εὐθὲς ἐγκαίνισον ἐν τοῖς ἐγκάτοις μου.</text:p>
        <text:p text:style-name="P1">13 μὴ ἀπορρίψῃς με ἀπὸ τοῦ προσώπου σου καὶ τὸ πνεῦμά σου τὸ ἅγιον μὴ ἀντανέλῃς ἀπ᾿ ἐμοῦ.</text:p>
        <text:p text:style-name="P1">14 ἀπόδος μοι τὴν ἀγαλλίασιν τοῦ σωτηρίου σου καὶ πνεύματι ἡγεμονικῷ στήριξόν με.</text:p>
        <text:p text:style-name="P1">15 διδάξω ἀνόμους τὰς ὁδούς σου, καὶ ἀσεβεῖς ἐπὶ σὲ ἐπιστρέψουσι.</text:p>
        <text:p text:style-name="P1">16 ρῦσαί με ἐξ αἱμάτων, ὁ Θεὸς ὁ Θεὸς τῆς σωτηρίας μου· ἀγαλλιάσεται ἡ γλῶσσά μου τὴν δικαιοσύνην σου.</text:p>
        <text:p text:style-name="P1">17 Κύριε, τὰ χείλη μου ἀνοίξεις, καὶ τὸ στόμα μου ἀναγγελεῖ τὴν αἴνεσίν σου.</text:p>
        <text:p text:style-name="P1">18 ὅτι εἰ ἠθέλησας θυσίαν, ἔδωκα ἄν· ὁλοκαυτώματα οὐκ εὐδοκήσεις.</text:p>
        <text:p text:style-name="P1">19 θυσία τῷ Θεῷ πνεῦμα συντετριμμένον, καρδίαν συντετριμμένην καὶ τεταπεινωμένην ὁ Θεὸς οὐκ ἐξουδενώσει.</text:p>
        <text:p text:style-name="P1">20 ἀγάθυνον, Κύριε, ἐν τῇ εὐδοκίᾳ σου τὴν Σιών, καὶ οἰκοδομηθήτω τὰ τείχη Ἱερουσαλήμ·</text:p>
        <text:p text:style-name="P1">21 τότε εὐδοκήσεις θυσίαν δικαιοσύνης, ἀναφορὰν καὶ ὁλοκαυτώματα· τότε ἀνοίσουσιν ἐπὶ τὸ θυσιαστήριόν σου μόσχους.</text:p>
        <text:p text:style-name="P1"/>
        <text:p text:style-name="P1"><text:line-break/><text:span text:style-name="T7">ΞΒ’ </text:span><text:span text:style-name="T8">(62)</text:span></text:p>
        <text:p text:style-name="P1">Ψαλμὸς τῷ Δαυΐδ ἐν τῷ εἶναι αὐτὸν ἐν τῇ ἐρήμῳ τῆς Ἰουδαίας.</text:p>
        <text:p text:style-name="P1"/>
        <text:p text:style-name="P1">2 Ο ΘΕΟΣ ὁ Θεός μου, πρὸς σὲ ὀρθρίζω· ἐδίψησέ σε ἡ ψυχή μου, ποσαπλῶς σοι ἡ σάρξ μου ἐν γῇ ἐρήμῳ καὶ ἀβάτῳ καὶ ἀνύδρῳ.</text:p>
        <text:p text:style-name="P1">3 οὕτως ἐν τῷ ἁγίῳ ὤφθην σοι τοῦ ἰδεῖν τὴν δύναμίν σου καὶ τὴν δόξαν σου.</text:p>
        <text:p text:style-name="P1">4 ὅτι κρεῖσσον τὸ ἔλεός σου ὑπὲρ ζωάς· τὰ χείλη μου ἐπαινέσουσί σε.</text:p>
        <text:p text:style-name="P1">5 οὕτως εὐλογήσω σε ἐν τῇ ζωῇ μου καὶ ἐν τῷ ὀνόματί σου ἀρῶ τὰς χεῖράς μου.</text:p>
        <text:p text:style-name="P1">6 ὡς ἐκ στέατος καὶ πιότητος ἐμπλησθείη ἡ ψυχή μου, καὶ χείλη ἀγαλλιάσεως αἰνέσει τὸ στόμα μου.</text:p>
        <text:p text:style-name="P1">7 εἰ ἐμνημόνευόν σου ἐπὶ τῆς στρωμνῆς μου, ἐν τοῖς ὄρθροις ἐμελέτων εἰς σέ·</text:p>
        <text:p text:style-name="P1">8 ὅτι ἐγενήθης βοηθός μου, καὶ ἐν τῇ σκέπῃ τῶν πτερύγων σου ἀγαλλιάσομαι.</text:p>
        <text:p text:style-name="P1">9 ἐκολλήθη ἡ ψυχή μου ὀπίσω σου, ἐμοῦ δὲ ἀντελάβετο ἡ δεξιά σου.</text:p>
        <text:p text:style-name="P1">10 αὐτοὶ δὲ εἰς μάτην ἐζήτησαν τὴν ψυχήν μου, εἰσελεύσονται εἰς τὰ κατώτατα τῆς γῆς·</text:p>
        <text:p text:style-name="P1">11 παραδοθήσονται εἰς χεῖρας ρομφαίας, μερίδες ἀλωπέκων ἔσονται.</text:p>
        <text:p text:style-name="P3">12 ὁ δὲ βασιλεὺς εὐφρανθήσεται ἐπὶ τῷ Θεῷ, ἐπαινεθήσεται πᾶς ὁ ὀμνύων ἐν αὐτῷ, ὅτι ἐνεφράγη στόμα λαλούντων ἄδικα.<text:line-break/><text:line-break/><text:span text:style-name="T8">ΞΘ’ (69)</text:span><text:span text:style-name="T9"><text:line-break/>Εἰς τὸ τέλος· τῷ Δαυΐδ εἰς ἀνάμνησιν, εἰς τὸ σῶσαί με Κύριον.</text:span></text:p>
        <text:p text:style-name="P3"/>
        <text:p text:style-name="P3"/>
        <text:p text:style-name="P3"/>
        <text:p text:style-name="P3">2 Ο ΘΕΟΣ, εἰς τὴν βοήθειάν μου πρόσχες· Κύριε, εἰς τὸ βοηθῆσαί μοι σπεῦσον.</text:p>
        <text:p text:style-name="P3">3 αἰσχυνθήτωσαν καὶ ἐντραπήτωσαν οἱ ζητοῦντες τὴν ψυχήν μου· ἀποστραφήτωσαν εἰς <text:soft-page-break/>τὰ ὀπίσω καὶ καταισχυνθήτωσαν οἱ βουλόμενοί μου κακά·</text:p>
        <text:p text:style-name="P3">4 ἀποστραφήτωσαν παραυτίκα αἰσχυνόμενοι οἱ λέγοντές μοι· εὖγε εὖγε.</text:p>
        <text:p text:style-name="P3">5 ἀγαλλιάσθωσαν καὶ εὐφρανθήτωσαν ἐπὶ σοὶ πάντες οἱ ζητοῦντές σε, ὁ Θεός, καὶ λεγέτωσαν διαπαντός· μεγαλυνθήτω ὁ Κύριος, οἱ ἀγαπῶντες τὸ σωτήριόν σου.</text:p>
        <text:p text:style-name="P3">6 ἐγὼ δὲ πτωχός εἰμι καὶ πένης· ὁ Θεός, βοήθησόν μοι. βοηθός μου καὶ ρύστης μου εἶ σύ· Κύριε, μὴ χρονίσῃς.<text:line-break/><text:line-break/><text:line-break/><text:span text:style-name="T10">ΠΖ’ </text:span><text:span text:style-name="T11">(87)</text:span><text:span text:style-name="T12"><text:line-break/>ᾨδὴ ψαλμοῦ τοῖς υἱοῖς Κορέ· εἰς τὸ τέλος, ὑπὲρ μαελὲθ τοῦ ἀποκριθῆναι· συνέσεως Αἰμὰν τῷ Ἰσραηλίτῃ.</text:span></text:p>
        <text:p text:style-name="P1"/>
        <text:p text:style-name="P1"/>
        <text:p text:style-name="P1">2 ΚΥΡΙΕ ὁ Θεὸς τῆς σωτηρίας μου, ἡμέρας ἐκέκραξα καὶ ἐν νυκτὶ ἐναντίον σου·</text:p>
        <text:p text:style-name="P1">3 εἰσελθέτω ἐνώπιόν σου ἡ προσευχή μου, κλῖνον τὸ οὖς σου εἰς τὴν δέησίν μου.</text:p>
        <text:p text:style-name="P1">4 ὅτι ἐπλήσθη κακῶν ἡ ψυχή μου, καὶ ἡ ζωή μου τῷ ᾅδῃ ἤγγισε·</text:p>
        <text:p text:style-name="P1">5 προσελογίσθην μετὰ τῶν καταβαινόντων εἰς λάκκον, ἐγενήθην ὡσεὶ ἄνθρωπος ἀβοήθητος ἐν νεκροῖς ἐλεύθερος,</text:p>
        <text:p text:style-name="P1">6 ὡσεὶ τραυματίαι καθεύδοντες ἐν τάφῳ, ὧν οὐκ ἐμνήσθης ἔτι καὶ αὐτοὶ ἐκ τῆς χειρός σου ἀπώσθησαν.</text:p>
        <text:p text:style-name="P1">7 ἔθεντό με ἐν λάκκῳ κατωτάτῳ, ἐν σκοτεινοῖς καὶ ἐν σκιᾷ θανάτου.</text:p>
        <text:p text:style-name="P1">8 ἐπ᾿ ἐμὲ ἐπεστηρίχθη ὁ θυμός σου, καὶ πάντας τοὺς μετεωρισμούς σου ἐπήγαγες ἐπ᾿ ἐμέ. (διάψαλμα).</text:p>
        <text:p text:style-name="P1">9 ἐμάκρυνας τοὺς γνωστούς μου ἀπ᾿ ἐμοῦ, ἔθεντό με βδέλυγμα ἑαυτοῖς, παρεδόθην καὶ οὐκ ἐξεπορευόμην.</text:p>
        <text:p text:style-name="P1">10 οἱ ὀφθαλμοί μου ἠσθένησαν ἀπὸ πτωχείας· ἐκέκραξα πρὸς σέ, Κύριε, ὅλην τὴν ἡμέραν, διεπέτασα πρὸς σὲ τὰς χεῖράς μου·</text:p>
        <text:p text:style-name="P1">11 μὴ τοῖς νεκροῖς ποιήσεις θαυμάσια; ἢ ἰατροὶ ἀναστήσουσι, καὶ ἐξομολογήσονταί σοι;</text:p>
        <text:p text:style-name="P1">12 μὴ διηγήσεταί τις ἐν τῷ τάφῳ τὸ ἔλεός σου καὶ τὴν ἀλήθειάν σου ἐν τῇ ἀπωλείᾳ;</text:p>
        <text:p text:style-name="P1">13 μὴ γνωσθήσεται ἐν τῷ σκότει τὰ θαυμάσιά σου καὶ ἡ δικαιοσύνη σου ἐν γῇ ἐπιλελησμένῃ;</text:p>
        <text:p text:style-name="P1">14 κἀγὼ πρὸς σέ, Κύριε, ἐκέκραξα, καὶ τὸ πρωΐ ἡ προσευχή μου προφθάσει σε.</text:p>
        <text:p text:style-name="P1">15 ἱνατί, Κύριε, ἀπωθῇ τὴν ψυχήν μου, ἀποστρέφεις τὸ πρόσωπόν σου ἀπ᾿ ἐμοῦ;</text:p>
        <text:p text:style-name="P1">16 πτωχός εἰμι ἐγὼ καὶ ἐν κόποις ἐκ νεότητός μου, ὑψωθεὶς δὲ ἐταπεινώθην καὶ ἐξηπορήθην.</text:p>
        <text:p text:style-name="P1">17 ἐπ᾿ ἐμὲ διῆλθον αἱ ὀργαί σου, οἱ φοβερισμοί σου ἐξετάραξάν με,</text:p>
        <text:p text:style-name="P1">18 ἐκύκλωσάν με ὡσεὶ ὕδωρ ὅλην τὴν ἡμέραν, περιέσχον με ἅμα.</text:p>
        <text:p text:style-name="P4"><text:span text:style-name="T2">19 ἐμάκρυνας ἀπ᾿ ἐμοῦ φίλον καὶ πλησίον καὶ τοὺς γνωστούς μου ἀπὸ ταλαιπωρίας.<text:line-break/><text:line-break/><text:line-break/></text:span><text:span text:style-name="T13"> </text:span><text:span text:style-name="T14">Ϟ' </text:span><text:span text:style-name="T15">(90)</text:span><text:span text:style-name="T2"><text:line-break/>Αἶνος ᾠδῆς τῷ Δαυΐδ.</text:span></text:p>
        <text:p text:style-name="P5"/>
        <text:p text:style-name="P5">Ο ΚΑΤΟΙΚΩΝ ἐν βοηθείᾳ τοῦ Ὑψίστου, ἐν σκέπῃ τοῦ Θεοῦ τοῦ οὐρανοῦ αὐλισθήσεται.</text:p>
        <text:p text:style-name="P5">2 ἐρεῖ τῷ Κυρίῳ· ἀντιλήπτωρ μου εἶ καὶ καταφυγή μου, ὁ Θεός μου, καὶ ἐλπιῶ ἐπ᾿ αὐτόν,</text:p>
        <text:p text:style-name="P5">3 ὅτι αὐτὸς ρύσεταί σε ἐκ παγίδος θηρευτῶν καὶ ἀπὸ λόγου ταραχώδους.</text:p>
        <text:p text:style-name="P5">4 ἐν τοῖς μεταφρένοις αὐτοῦ ἐπισκιάσει σοι, καὶ ὑπὸ τὰς πτέρυγας αὐτοῦ ἐλπιεῖς· ὅπλῳ κυκλώσει σε ἡ ἀλήθεια αὐτοῦ.</text:p>
        <text:p text:style-name="P5">5 οὐ φοβηθήσῃ ἀπὸ φόβου νυκτερινοῦ, ἀπὸ βέλους πετομένου ἡμέρας,</text:p>
        <text:p text:style-name="P5">6 ἀπὸ πράγματος ἐν σκότει διαπορευομένου, ἀπὸ συμπτώματος καὶ δαιμονίου μεσημβρινοῦ.</text:p>
        <text:p text:style-name="P5">7 πεσεῖται ἐκ τοῦ κλίτους σου χιλιὰς καὶ μυριὰς ἐκ δεξιῶν σου, πρὸς σὲ δὲ οὐκ ἐγγιεῖ·</text:p>
        <text:p text:style-name="P5">8 πλὴν τοῖς ὀφθαλμοῖς σου κατανοήσεις καὶ ἀνταπόδοσιν ἁμαρτωλῶν ὄψει.</text:p>
        <text:p text:style-name="P5">9 ὅτι σύ, Κύριε, ἡ ἐλπίς μου· τὸν Ὓψιστον ἔθου καταφυγήν σου.</text:p>
        <text:p text:style-name="P5">10 οὐ προσελεύσεται πρὸς σὲ κακά, καὶ μάστιξ οὐκ ἐγγιεῖ ἐν τῷ σκηνώματί σου.</text:p>
        <text:p text:style-name="P5">11 ὅτι τοῖς ἀγγέλοις αὐτοῦ ἐντελεῖται περὶ σοῦ τοῦ διαφυλάξαι σε ἐν πάσαις ταῖς ὁδοῖς σου·</text:p>
        <text:p text:style-name="P5">12 ἐπὶ χειρῶν ἀροῦσί σε, μήποτε προσκόψῃς πρὸς λίθον τὸν πόδα σου·</text:p>
        <text:p text:style-name="P5">13 ἐπὶ ἀσπίδα καὶ βασιλίσκον ἐπιβήσῃ καὶ καταπατήσεις λέοντα καὶ δράκοντα.</text:p>
        <text:p text:style-name="P5">14 ὅτι ἐπ᾿ ἐμὲ ἤλπισε, καὶ ρύσομαι αὐτόν· σκεπάσω αὐτόν, ὅτι ἔγνω τὸ ὄνομά μου.</text:p>
        <text:p text:style-name="P5">15 κεκράξεται πρός με, καὶ ἐπακούσομαι αὐτοῦ, μετ᾿ αὐτοῦ εἰμι ἐν θλίψει· ἐξελοῦμαι αὐτόν, καὶ δοξάσω αὐτόν.</text:p>
        <text:p text:style-name="P6">16 μακρότητα ἡμερῶν ἐμπλήσω αὐτὸν καὶ δείξω αὐτῷ τὸ σωτήριόν μου.<text:line-break/><text:line-break/></text:p>
        <text:p text:style-name="P6"/>
        <text:p text:style-name="P6"><text:soft-page-break/><text:span text:style-name="T16">ΡΒ’ </text:span><text:span text:style-name="T17">(102)</text:span><text:span text:style-name="T18"><text:line-break/>ΕΥΛΟΓΕΙ, ἡ ψυχή μου, τὸν Κύριον καί, πάντα τὰ ἐντός μου, τὸ ὄνομα τὸ ἅγιον αὐτοῦ·</text:span></text:p>
        <text:p text:style-name="P1">2 εὐλόγει, ἡ ψυχή μου, τὸν Κύριον καὶ μὴ ἐπιλανθάνου πάσας τὰς ἀνταποδόσεις αὐτοῦ·</text:p>
        <text:p text:style-name="P1">3 τὸν εὐιλατεύοντα πάσας τὰς ἀνομίας σου, τὸν ἰώμενον πάσας τὰς νόσους σου·</text:p>
        <text:p text:style-name="P1">4 τὸν λυτρούμενον ἐκ φθορᾶς τὴν ζωήν σου, τὸν στεφανοῦντά σε ἐν ἐλέει καὶ οἰκτιρμοῖς·</text:p>
        <text:p text:style-name="P1">5 τὸν ἐμπιπλῶντα ἐν ἀγαθοῖς τὴν ἐπιθυμίαν σου, ἀνακαινισθήσεται ὡς ἀετοῦ ἡ νεότης σου.</text:p>
        <text:p text:style-name="P1">6 ποιῶν ἐλεημοσύνας ὁ Κύριος καὶ κρῖμα πᾶσι τοῖς ἀδικουμένοις.</text:p>
        <text:p text:style-name="P1">7 ἐγνώρισε τὰς ὁδοὺς αὐτοῦ τῷ Μωυσῇ, τοῖς υἱοῖς Ἰσραὴλ τὰ θελήματα αὐτοῦ.</text:p>
        <text:p text:style-name="P1">8 οἰκτίρμων καὶ ἐλεήμων ὁ Κύριος, μακρόθυμος καὶ πολυέλεος·</text:p>
        <text:p text:style-name="P1">9 οὐκ εἰς τέλος ὀργισθήσεται, οὐδὲ εἰς τὸν αἰῶνα μηνιεῖ·</text:p>
        <text:p text:style-name="P1">10 οὐ κατὰ τὰς ἀνομίας ἡμῶν ἐποίησεν ἡμῖν, οὐδὲ κατὰ τὰς ἁμαρτίας ἡμῶν ἀνταπέδωκεν ἡμῖν,</text:p>
        <text:p text:style-name="P1">11 ὅτι κατὰ τὸ ὕψος τοῦ οὐρανοῦ ἀπὸ τῆς γῆς ἐκραταίωσε Κύριος τὸ ἔλεος αὐτοῦ ἐπὶ τοὺς φοβουμένους αὐτόν·</text:p>
        <text:p text:style-name="P1">12 καθόσον ἀπέχουσιν ἀνατολαὶ ἀπὸ δυσμῶν, ἐμάκρυνεν ἀφ᾿ ἡμῶν τὰς ἀνομίας ἡμῶν.</text:p>
        <text:p text:style-name="P1">13 καθὼς οἰκτείρει πατὴρ υἱούς, ᾠκτείρησε Κύριος τοὺς φοβουμένους αὐτόν,</text:p>
        <text:p text:style-name="P1">14 ὅτι αὐτὸς ἔγνω τὸ πλάσμα ἡμῶν, ἐμνήσθη ὅτι χοῦς ἐσμεν.</text:p>
        <text:p text:style-name="P1">15 ἄνθρωπος, ὡσεὶ χόρτος αἱ ἡμέραι αὐτοῦ· ὡσεὶ ἄνθος τοῦ ἀγροῦ, οὕτως ἐξανθήσει·</text:p>
        <text:p text:style-name="P1">16 ὅτι πνεῦμα διῆλθεν ἐν αὐτῷ, καὶ οὐχ ὑπάρξει καὶ οὐκ ἐπιγνώσεται ἔτι τὸν τόπον αὐτοῦ.</text:p>
        <text:p text:style-name="P1">17 τὸ δὲ ἔλεος τοῦ Κυρίου ἀπὸ τοῦ αἰῶνος καὶ ἕως τοῦ αἰῶνος ἐπὶ τοὺς φοβουμένους αὐτόν, καὶ ἡ δικαιοσύνη αὐτοῦ ἐπὶ υἱοῖς υἱῶν</text:p>
        <text:p text:style-name="P1">18 τοῖς φυλάσσουσι τὴν διαθήκην αὐτοῦ καὶ μεμνημένοις τῶν ἐντολῶν αὐτοῦ τοῦ ποιῆσαι αὐτάς.</text:p>
        <text:p text:style-name="P1">19 Κύριος ἐν τῷ οὐρανῷ ἡτοίμασε τὸν θρόνον αὐτοῦ, καὶ ἡ βασιλεία αὐτοῦ πάντων δεσπόζει.</text:p>
        <text:p text:style-name="P1">20 εὐλογεῖτε τὸν Κύριον, πάντες οἱ ἄγγελοι αὐτοῦ, δυνατοὶ ἰσχύϊ ποιοῦντες τὸν λόγον αὐτοῦ τοῦ ἀκοῦσαι τῆς φωνῆς τῶν λόγων αὐτοῦ.</text:p>
        <text:p text:style-name="P1">21 εὐλογεῖτε τὸν Κύριον, πᾶσαι αἱ δυνάμεις αὐτοῦ, λειτουργοὶ αὐτοῦ ποιοῦντες τὸ θέλημα αὐτοῦ·</text:p>
        <text:p text:style-name="P1">22 εὐλογεῖτε τὸν Κύριον, πάντα τὰ ἔργα αὐτοῦ, ἐν παντὶ τόπῳ τῆς δεσποτείας αὐτοῦ· εὐλόγει, ἡ ψυχή μου, τὸν Κύριον.<text:line-break/><text:line-break/><text:line-break/><text:span text:style-name="T19">ΡΓ’ (103)</text:span><text:span text:style-name="T20"><text:line-break/>ΕΥΛΟΓΕΙ, ἡ ψυχή μου, τὸν Κύριον. Κύριε ὁ Θεός μου, ἐμεγαλύνθης σφόδρα, ἐξομολόγησιν καὶ μεγαλοπρέπειαν ἐνεδύσω</text:span></text:p>
        <text:p text:style-name="P1">2 ἀναβαλλόμενος φῶς ὡς ἱμάτιον, ἐκτείνων τὸν οὐρανὸν ὡσεὶ δέρριν·</text:p>
        <text:p text:style-name="P1">3 ὁ στεγάζων ἐν ὕδασι τὰ ὑπερῷα αὐτοῦ, ὁ τιθεὶς νέφη τὴν ἐπίβασιν αὐτοῦ, ὁ περιπατῶν ἐπὶ πτερύγων ἀνέμων·</text:p>
        <text:p text:style-name="P1">4 ὁ ποιῶν τοὺς ἀγγέλους αὐτοῦ πνεύματα καὶ τοὺς λειτουργοὺς αὐτοῦ πυρὸς φλόγα.</text:p>
        <text:p text:style-name="P1">5 ὁ θεμελιῶν τὴν γῆν ἐπὶ τὴν ἀσφάλειαν αὐτῆς, οὐ κλιθήσεται εἰς τὸν αἰῶνα τοῦ αἰῶνος.</text:p>
        <text:p text:style-name="P1">6 ἄβυσσος ὡς ἱμάτιον τὸ περιβόλαιον αὐτοῦ, ἐπὶ τῶν ὀρέων στήσονται ὕδατα·</text:p>
        <text:p text:style-name="P1">7 ἀπὸ ἐπιτιμήσεώς σου φεύξονται, ἀπὸ φωνῆς βροντῆς σου δειλιάσουσιν.</text:p>
        <text:p text:style-name="P1">8 ἀναβαίνουσιν ὄρη καὶ καταβαίνουσι πεδία εἰς τὸν τόπον ὃν ἐθεμελίωσας αὐτά·</text:p>
        <text:p text:style-name="P1">9 ὅριον ἔθου, ὃ οὐ παρελεύσονται, οὐδὲ ἐπιστρέψουσι καλύψαι τὴν γῆν.</text:p>
        <text:p text:style-name="P1">10 ὁ ἐξαποστέλλων πηγὰς ἐν φάραγξιν, ἀνὰ μέσον τῶν ὀρέων διελεύσονται ὕδατα·</text:p>
        <text:p text:style-name="P1">11 ποτιοῦσι πάντα τὰ θηρία τοῦ ἀγροῦ, προσδέξονται ὄναγροι εἰς δίψαν αὐτῶν·</text:p>
        <text:p text:style-name="P1">12 ἐπ᾿ αὐτὰ τὰ πετεινὰ τοῦ οὐρανοῦ κατασκηνώσει, ἐκ μέσου τῶν πετρῶν δώσουσι φωνήν.</text:p>
        <text:p text:style-name="P1">13 ποτίζων ὄρη ἐκ τῶν ὑπερῴων αὐτοῦ, ἀπὸ καρποῦ τῶν ἔργων σου χορτασθήσεται ἡ γῆ.</text:p>
        <text:p text:style-name="P1">14 ὁ ἐξανατέλλων χόρτον τοῖς κτήνεσι καὶ χλόην τῇ δουλείᾳ τῶν ἀνθρώπων τοῦ ἐξαγαγεῖν ἄρτον ἐκ τῆς γῆς·</text:p>
        <text:p text:style-name="P1">15 καὶ οἶνος εὐφραίνει καρδίαν ἀνθρώπου τοῦ ἱλαρῦναι πρόσωπον ἐν ἐλαίῳ, καὶ ἄρτος καρδίαν ἀνθρώπου στηρίζει.</text:p>
        <text:p text:style-name="P1">16 χορτασθήσονται τὰ ξύλα τοῦ πεδίου, αἱ κέδροι τοῦ Λιβάνου, ἃς ἐφύτευσας.</text:p>
        <text:p text:style-name="P1">17 ἐκεῖ στρουθία ἐννοσσεύσουσι, τοῦ ἐρωδιοῦ ἡ οἰκία ἡγεῖται αὐτῶν.</text:p>
        <text:p text:style-name="P1">18 ὄρη τὰ ὑψηλὰ ταῖς ἐλάφοις, πέτρα καταφυγὴ τοῖς λαγωοῖς.</text:p>
        <text:p text:style-name="P1">19 ἐποίησε σελήνην εἰς καιρούς, ὁ ἥλιος ἔγνω τὴν δύσιν αὐτοῦ.</text:p>
        <text:p text:style-name="P1">20 ἔθου σκότος, καὶ ἐγένετο νύξ· ἐν αὐτῇ διελεύσονται πάντα τὰ θηρία τοῦ δρυμοῦ.</text:p>
        <text:p text:style-name="P1">21 σκύμνοι ὠρυόμενοι τοῦ ἁρπάσαι καὶ ζητῆσαι παρὰ τῷ Θεῷ βρῶσιν αὐτοῖς.</text:p>
        <text:p text:style-name="P1"><text:soft-page-break/>22 ἀνέτειλεν ὁ ἥλιος, καὶ συνήχθησαν καὶ εἰς τὰς μάνδρας αὐτῶν κοιτασθήσονται.</text:p>
        <text:p text:style-name="P1">23 ἐξελεύσεται ἄνθρωπος ἐπὶ τὸ ἔργον αὐτοῦ καὶ ἐπὶ τὴν ἐργασίαν αὐτοῦ ἕως ἑσπέρας.</text:p>
        <text:p text:style-name="P1">24 ὡς ἐμεγαλύνθη τὰ ἔργα σου, Κύριε· πάντα ἐν σοφίᾳ ἐποίησας, ἐπληρώθη ἡ γῆ τῆς κτίσεώς σου.</text:p>
        <text:p text:style-name="P1">25 αὕτη ἡ θάλασσα ἡ μεγάλη καὶ εὐρύχωρος, ἐκεῖ ἑρπετά, ὧν οὐκ ἔστιν ἀριθμός, ζῷα μικρὰ μετὰ μεγάλων·</text:p>
        <text:p text:style-name="P1">26 ἐκεῖ πλοῖα διαπορεύονται, δράκων οὗτος, ὃν ἔπλασας ἐμπαίζειν αὐτῇ.</text:p>
        <text:p text:style-name="P1">27 πάντα πρὸς σὲ προσδοκῶσι, δοῦναι τὴν τροφὴν αὐτῶν εἰς εὔκαιρον.</text:p>
        <text:p text:style-name="P1">28 δόντος σου αὐτοῖς συλλέξουσιν, ἀνοίξαντός σου τὴν χεῖρα, τὰ σύμπαντα πλησθήσονται χρηστότητος.</text:p>
        <text:p text:style-name="P1">29 ἀποστρέψαντος δέ σου τὸ πρόσωπον ταραχθήσονται· ἀντανελεῖς τὸ πνεῦμα αὐτῶν, καὶ ἐκλείψουσι καὶ εἰς τὸν χοῦν αὐτῶν ἐπιστρέψουσιν.</text:p>
        <text:p text:style-name="P1">30 ἐξαποστελεῖς τὸ πνεῦμά σου, καὶ κτισθήσονται, καὶ ἀνακαινιεῖς τὸ πρόσωπον τῆς γῆς.</text:p>
        <text:p text:style-name="P1">31 ἤτω ἡ δόξα Κυρίου εἰς τοὺς αἰῶνας, εὐφρανθήσεται Κύριος ἐπὶ τοῖς ἔργοις αὐτοῦ·</text:p>
        <text:p text:style-name="P1">32 ὁ ἐπιβλέπων ἐπὶ τὴν γῆν καὶ ποιῶν αὐτὴν τρέμειν, ὁ ἁπτόμενος τῶν ὀρέων καὶ καπνίζονται.</text:p>
        <text:p text:style-name="P1">33 ᾄσω τῷ Κυρίῳ ἐν τῇ ζωῇ μου, ψαλῶ τῷ Θεῷ μου ἕως ὑπάρχω·</text:p>
        <text:p text:style-name="P1">34 ἡδυνθείη αὐτῷ ἡ διαλογή μου, ἐγὼ δὲ εὐφρανθήσομαι ἐπὶ τῷ Κυρίῳ.</text:p>
        <text:p text:style-name="P1">35 ἐκλείποιεν ἁμαρτωλοὶ ἀπὸ τῆς γῆς καὶ ἄνομοι, ὥστε μὴ ὑπάρχειν αὐτούς. εὐλόγει, ἡ ψυχή μου, τὸν Κύριον.<text:line-break/><text:line-break/><text:line-break/><text:span text:style-name="T21">ΡΜΑ’ (141)</text:span><text:span text:style-name="T22"><text:line-break/>Συνέσεως τῷ Δαυΐδ, ἐν τῷ εἶναι αὐτὸν ἐν τῷ σπηλαίῳ· προσευχή.</text:span></text:p>
        <text:p text:style-name="P1"/>
        <text:p text:style-name="P1">2 ΦΩΝΗ μου πρὸς Κύριον ἐκέκραξα, φωνῇ μου πρὸς Κύριον ἐδεήθην.</text:p>
        <text:p text:style-name="P1">3 ἐκχεῶ ἐνώπιον αὐτοῦ τὴν δέησίν μου, τὴν θλῖψίν μου ἐνώπιον αὐτοῦ ἀπαγγελῶ.</text:p>
        <text:p text:style-name="P1">4 ἐν τῷ ἐκλείπειν ἐξ ἐμοῦ τὸ πνεῦμά μου, καὶ σὺ ἔγνως τὰς τρίβους μου· ἐν ὁδῷ ταύτῃ, ᾗ ἐπορευόμην, ἔκρυψαν παγίδα μοι.</text:p>
        <text:p text:style-name="P1">5 κατενόουν εἰς τὰ δεξιὰ καὶ ἐπέβλεπον, καὶ οὐκ ἦν ὁ ἐπιγινώσκων με· ἀπώλετο φυγὴ ἀπ᾿ ἐμοῦ, καὶ οὐκ ἔστιν ὁ ἐκζητῶν τὴν ψυχήν μου.</text:p>
        <text:p text:style-name="P1">6 ἐκέκραξα πρὸς σέ, Κύριε, εἶπα· σὺ εἶ ἡ ἐλπίς μου, μερίς μου εἶ ἐν γῇ ζώντων.</text:p>
        <text:p text:style-name="P1">7 πρόσχες πρὸς τὴν δέησίν μου, ὅτι ἐταπεινώθην σφόδρα· ρῦσαί με ἐκ τῶν καταδιωκόντων με, ὅτι ἐκραταιώθησαν ὑπὲρ ἐμέ.</text:p>
        <text:p text:style-name="P1">8 ἐξάγαγε ἐκ φυλακῆς τὴν ψυχήν μου τοῦ ἐξομολογήσασθαι τῷ ὀνόματί σου· ἐμὲ ὑπομενοῦσι δίκαιοι, ἕως οὗ ἀνταποδῷς μοι.<text:line-break/><text:line-break/><text:line-break/><text:line-break/><text:span text:style-name="T23">ΡΜΒ’ (142)</text:span><text:span text:style-name="T24"><text:line-break/><text:line-break/>Ψαλμὸς τῷ Δαυΐδ, ὅτε αὐτὸν ὁ υἱὸς καταδιώκει.</text:span></text:p>
        <text:p text:style-name="P1"/>
        <text:p text:style-name="P1">ΚΥΡΙΕ, εἰσάκουσον τῆς προσευχῆς μου, ἐνώτισαι τὴν δέησίν μου ἐν τῇ ἀληθείᾳ σου, εἰσάκουσόν μου ἐν τῇ δικαιοσύνῃ σου·</text:p>
        <text:p text:style-name="P1">2 καὶ μὴ εἰσέλθῃς εἰς κρίσιν μετὰ τοῦ δούλου σου, ὅτι οὐ δικαιωθήσεται ἐνώπιόν σου πᾶς ζῶν.</text:p>
        <text:p text:style-name="P1">3 ὅτι κατεδίωξεν ὁ ἐχθρὸς τὴν ψυχήν μου, ἐταπείνωσεν εἰς γῆν τὴν ζωήν μου, ἐκάθισέ με ἐν σκοτεινοῖς ὡς νεκροὺς αἰῶνος·</text:p>
        <text:p text:style-name="P1">4 καὶ ἠκηδίασεν ἐπ᾿ ἐμὲ τὸ πνεῦμά μου, ἐν ἐμοὶ ἐταράχθη ἡ καρδία μου.</text:p>
        <text:p text:style-name="P1">5 ἐμνήσθην ἡμερῶν ἀρχαίων, ἐμελέτησα ἐν πᾶσι τοῖς ἔργοις σου, ἐν ποιήμασι τῶν χειρῶν σου ἐμελέτων.</text:p>
        <text:p text:style-name="P1">6 διεπέτασα πρὸς σὲ τὰς χεῖράς μου, ἡ ψυχή μου ὡς γῆ ἄνυδρός σοι. (διάψαλμα).</text:p>
        <text:p text:style-name="P1">7 ταχὺ εἰσάκουσόν μου, Κύριε, ἐξέλιπε τὸ πνεῦμά μου· μὴ ἀποστρέψῃς τὸ πρόσωπόν σου ἀπ᾿ ἐμοῦ, καὶ ὁμοιωθήσομαι τοῖς καταβαίνουσιν εἰς λάκκον.</text:p>
        <text:p text:style-name="P1">8 ἀκουστὸν ποίησόν μοι τὸ πρωΐ τὸ ἔλεός σου, ὅτι ἐπὶ σοὶ ἤλπισα· γνώρισόν μοι, Κύριε, ὁδόν, ἐν ᾗ πορεύσομαι, ὅτι πρὸς σὲ ἦρα τὴν ψυχήν μου·</text:p>
        <text:p text:style-name="P1">9 ἐξελοῦ με ἐκ τῶν ἐχθρῶν μου, Κύριε, ὅτι πρὸς σὲ κατέφυγον.</text:p>
        <text:p text:style-name="P1">10 δίδαξόν με τοῦ ποιεῖν τὸ θέλημά σου, ὅτι σὺ εἶ ὁ Θεός μου· τὸ πνεῦμά σου τὸ ἀγαθὸν ὁδηγήσει με ἐν γῇ εὐθείᾳ.</text:p>
        <text:p text:style-name="P1">11 ἕνεκεν τοῦ ὀνόματός σου, Κύριε, ζήσεις με, ἐν τῇ δικαιοσύνῃ σου ἐξάξεις ἐκ θλίψεως τὴν ψυχήν μου·</text:p>
        <text:p text:style-name="P1">12 καὶ ἐν τῷ ἐλέει σου ἐξολοθρεύσεις τοὺς ἐχθρούς μου καὶ ἀπολεῖς πάντας τοὺς θλίβοντας τὴν ψυχήν μου, ὅτι ἐγὼ δοῦλός σού εἰμι.</text:p>
        <text:p text:style-name="P1"/>
        <text:p text:style-name="P2"><text:soft-page-break/><text:span text:style-name="T25">Προσευχή Μανασσή υιού Εζεκίου</text:span></text:p>
        <text:p text:style-name="P1"/>
        <text:p text:style-name="P7">Κύριε παντοκράτορ, ο Θεός τών Πατέρων ημών, τού Αβραάμ, καί Ισαάκ, καί Ιακώβ, καί τού σπέρματος αυτών τού δικαίου, ο ποιήσας τόν ουρανόν καί τήν γήν σύν παντί τώ κόσμω αυτών, ο πεδήσας τήν θάλασσαν τώ λόγω τού προσταγματος, σου, ο κλείσας τήν άβυσσον, καί σφραγισάμενος αυτήν τώ φοβερώ καί ενδόξω ονόματί σου, όν πάντα φρίσσει καί τρέμει από προσώπου τής δυνάμεώς σου, ότι άστεκτος η μεγαλοπρέπεια τής δόξης σου, καί ανυπόστατος η οργή τής επί αμαρτωλοίς απειλής σου, αμέτρητόν τε καί ανεξιχνίαστον τό έλεος τής επαγγελίας σου, Σύ γάρ ει Κύριος ύψιστος, εύσπλαγχνος, μακρόθυμος, καί πολυέλεος, καί μετανοών επί κακίας ανθρώπων, Σύ, Κύριε, κατά τό πλήθος τής χρηστότητός σου επηγγείλω μετάνοιαν, καί άφεσιν τοίς ημαρτηκόσι σοι, καί τώ πλήθει τών οικτιρμών σου ώρισας μετάνοιαν αμαρτωλοίς εις σωτηρίαν, Σύ ούν, Κύριε, ο Θεός τών δυνάμεων, ουκ έθου μετάνοιαν δικαίοις, τώ Αβραάμ, καί Ισαάκ, καί Ιακώβ, τοίς ουχ ημαρτηκόσι σοι, αλλ' έθου μετάνοιαν επ' εμοί τώ αμαρτωλώ, διότι ήμαρτον υπέρ αριθμόν ψάμμου θαλάσσης, Επλήθυναν αι ανομίαι μου, Κύριε, επλήθυναν αι ανομίαι μου, καί ούκ ειμι άξιος ατενίσαι, καί ιδείν τό υψος τού ουρανού, από τού πλήθους τών αδικιών μου, κατακαμπτόμενος πολλώ δεσμώ σιδηρώ, εις τό μή ανανεύσαι τήν κεφαλήν μου, καί ουκ έστι μοι άνεσις, διότι παρώργισα τόν θυμόν σου, καί τό πονηρόν ενώπιόν σου εποίησα, μή ποιήσας τό θέλημά σου, καί μή φυλάξας τά προστάγματά σου, Καί νύν, κλίνω γόνυ καρδίας, δεόμενος τής παρά σού χρηστότητος, Ημάρτηκα, Κύριε, ημάρτηκα, καί τάς ανομίας μου εγώ γινώσκω, αλλ' αιτούμαι δεόμενος, Άνες μοι, Κύριε, άνες μοι, καί μή συναπολέσης με ταίς ανομίαις μου, μηδέ εις τόν αιώνα μηνίσας τηρήσης τά κακά μοι, μηδέ καταδικάσης με εν τοίς κατωτάτοις τής γής, διότι σύ ει Θεός, Θεός τών μετανοούντων, καί εν εμοί δείξεις πάσαν τήν αγαθωσύνην σου, ότι ανάξιον όντα, σώσεις με κατά τό πολύ έλεός σου, καί αινέσω σε διά παντός εν ταίς ημέραις τής ζωής μου, Ότι σέ υμνει πάσα η δύναμις τών ουρανών, καί σού εστιν η δόξα εις τούς αιώνας τών αιώνων, Αμήν.<text:line-break/><text:line-break/></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4T15:57:50.311236853</meta:creation-date>
    <dc:date>2025-11-25T14:54:00.776519918</dc:date>
    <meta:editing-duration>PT53M35S</meta:editing-duration>
    <meta:editing-cycles>23</meta:editing-cycles>
    <meta:generator>LibreOffice/25.2.6.2$Linux_X86_64 LibreOffice_project/40d1a0e1d5bdf1afaeae24d9ece32bbb00fa66a4</meta:generator>
    <meta:document-statistic meta:table-count="0" meta:image-count="0" meta:object-count="0" meta:page-count="6" meta:paragraph-count="188" meta:word-count="3181" meta:character-count="18363" meta:non-whitespace-character-count="15347"/>
  </office:meta>
</office:document-meta>
</file>